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7.805cm" style:rel-column-width="30091*"/>
    </style:style>
    <style:style style:name="Tabelle1.B" style:family="table-column">
      <style:table-column-properties style:column-width="3.069cm" style:rel-column-width="11835*"/>
    </style:style>
    <style:style style:name="Tabelle1.C" style:family="table-column">
      <style:table-column-properties style:column-width="2.223cm" style:rel-column-width="8570*"/>
    </style:style>
    <style:style style:name="Tabelle1.D" style:family="table-column">
      <style:table-column-properties style:column-width="1.512cm" style:rel-column-width="5829*"/>
    </style:style>
    <style:style style:name="Tabelle1.E" style:family="table-column">
      <style:table-column-properties style:column-width="2.388cm" style:rel-column-width="9210*"/>
    </style:style>
    <style:style style:name="Tabelle1.A1" style:family="table-cell">
      <style:table-cell-properties fo:background-color="#cccccc" fo:padding="0.097cm" fo:border-left="none" fo:border-right="none" fo:border-top="none" fo:border-bottom="0.002cm solid #000000">
        <style:background-image/>
      </style:table-cell-properties>
    </style:style>
    <style:style style:name="P1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text-align="end" style:justify-single-word="false"/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LTI TESTSHOP ltd</text:p>
      <text:p text:style-name="P2">1112 Anywhere street</text:p>
      <text:p text:style-name="P2">Palo Alto, CA 94303, USA</text:p>
      <text:p text:style-name="P2"/>
      <text:p text:style-name="P2"/>
      <text:p text:style-name="P3">DATE</text:p>
      <text:p text:style-name="P2"/>
      <text:p text:style-name="P2">CUSTOMER</text:p>
      <text:p text:style-name="P2"/>
      <text:p text:style-name="P2"/>
      <text:p text:style-name="P2"/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4">Item</text:p>
          </table:table-cell>
          <table:table-cell table:style-name="Tabelle1.A1" office:value-type="string">
            <text:p text:style-name="P4">Item no</text:p>
          </table:table-cell>
          <table:table-cell table:style-name="Tabelle1.A1" office:value-type="string">
            <text:p text:style-name="P4">Quantity</text:p>
          </table:table-cell>
          <table:table-cell table:style-name="Tabelle1.A1" office:value-type="string">
            <text:p text:style-name="P4">Price</text:p>
          </table:table-cell>
          <table:table-cell table:style-name="Tabelle1.A1" office:value-type="string">
            <text:p text:style-name="P4">Price total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MULTI TESTSHOP 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Lars Behrmann</meta:initial-creator>
    <meta:creation-date>2007-04-08T08:33:29</meta:creation-date>
    <dc:creator>Lars Behrmann</dc:creator>
    <dc:date>2007-04-08T17:56:07</dc:date>
    <dc:language>de-DE</dc:language>
    <meta:editing-cycles>10</meta:editing-cycles>
    <meta:editing-duration>PT22M1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1" meta:word-count="22" meta:character-count="124"/>
  </office:meta>
</office:document-meta>
</file>